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2.46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3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features</text:p>
          </table:table-cell>
          <table:table-cell table:style-name="ce1" office:value-type="string" calcext:value-type="string">
            <text:p>num_rows</text:p>
          </table:table-cell>
          <table:table-cell table:style-name="ce1" office:value-type="string" calcext:value-type="string">
            <text:p>time_to_fit (sec)</text:p>
          </table:table-cell>
          <table:table-cell table:style-name="ce1" office:value-type="string" calcext:value-type="string">
            <text:p>time_to_predict (sec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/ttf</text:p>
          </table:table-cell>
          <table:table-cell table:style-name="ce1" office:value-type="string" calcext:value-type="string">
            <text:p>accuracy/ttp</text:p>
          </table:table-cell>
          <table:table-cell table:number-columns-repeated="2"/>
          <table:table-cell table:style-name="ce1" table:number-columns-repeated="1010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78.721" calcext:value-type="float">
            <text:p>78.721</text:p>
          </table:table-cell>
          <table:table-cell office:value-type="float" office:value="54.251" calcext:value-type="float">
            <text:p>54.251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table:formula="of:=([.F2] + [.I2])/(SUM([.F2:.I2]))" office:value-type="float" office:value="0.951934285714286" calcext:value-type="float">
            <text:p>0.951934285714286</text:p>
          </table:table-cell>
          <table:table-cell table:formula="of:=([.J2]/[.D2])" office:value-type="float" office:value="0.0120925075356549" calcext:value-type="float">
            <text:p>0.012092507535655</text:p>
          </table:table-cell>
          <table:table-cell table:formula="of:=([.J2]/[.E2])" office:value-type="float" office:value="0.0175468523292527" calcext:value-type="float">
            <text:p>0.0175468523292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.192" calcext:value-type="float">
            <text:p>0.192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3" calcext:value-type="float">
            <text:p>463</text:p>
          </table:table-cell>
          <table:table-cell office:value-type="float" office:value="6887" calcext:value-type="float">
            <text:p>6887</text:p>
          </table:table-cell>
          <table:table-cell office:value-type="float" office:value="52286" calcext:value-type="float">
            <text:p>52286</text:p>
          </table:table-cell>
          <table:table-cell table:formula="of:=([.F3] + [.I3])/(SUM([.F3:.I3]))" office:value-type="float" office:value="0.9895" calcext:value-type="float">
            <text:p>0.9895</text:p>
          </table:table-cell>
          <table:table-cell table:formula="of:=([.J3]/[.D3])" office:value-type="float" office:value="1.08855885588559" calcext:value-type="float">
            <text:p>1.08855885588559</text:p>
          </table:table-cell>
          <table:table-cell table:formula="of:=([.J3]/[.E3])" office:value-type="float" office:value="5.15364583333333" calcext:value-type="float">
            <text:p>5.1536458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" calcext:value-type="float">
            <text:p>0.77</text:p>
          </table:table-cell>
          <table:table-cell office:value-type="float" office:value="641671" calcext:value-type="float">
            <text:p>641671</text:p>
          </table:table-cell>
          <table:table-cell office:value-type="float" office:value="51709" calcext:value-type="float">
            <text:p>51709</text:p>
          </table:table-cell>
          <table:table-cell office:value-type="float" office:value="5580" calcext:value-type="float">
            <text:p>5580</text:p>
          </table:table-cell>
          <table:table-cell office:value-type="float" office:value="1040" calcext:value-type="float">
            <text:p>1040</text:p>
          </table:table-cell>
          <table:table-cell table:formula="of:=([.F4] + [.I4])/(SUM([.F4:.I4]))" office:value-type="float" office:value="0.918158571428571" calcext:value-type="float">
            <text:p>0.918158571428571</text:p>
          </table:table-cell>
          <table:table-cell table:formula="of:=([.J4]/[.D4])" office:value-type="float" office:value="1.22095554711246" calcext:value-type="float">
            <text:p>1.22095554711246</text:p>
          </table:table-cell>
          <table:table-cell table:formula="of:=([.J4]/[.E4])" office:value-type="float" office:value="1.19241372912801" calcext:value-type="float">
            <text:p>1.192413729128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" calcext:value-type="float">
            <text:p>0.039</text:p>
          </table:table-cell>
          <table:table-cell office:value-type="float" office:value="637461" calcext:value-type="float">
            <text:p>637461</text:p>
          </table:table-cell>
          <table:table-cell office:value-type="float" office:value="0" calcext:value-type="float">
            <text:p>0</text:p>
          </table:table-cell>
          <table:table-cell office:value-type="float" office:value="9790" calcext:value-type="float">
            <text:p>9790</text:p>
          </table:table-cell>
          <table:table-cell office:value-type="float" office:value="52749" calcext:value-type="float">
            <text:p>52749</text:p>
          </table:table-cell>
          <table:table-cell table:formula="of:=([.F5] + [.I5])/(SUM([.F5:.I5]))" office:value-type="float" office:value="0.986014285714286" calcext:value-type="float">
            <text:p>0.986014285714286</text:p>
          </table:table-cell>
          <table:table-cell table:formula="of:=([.J5]/[.D5])" office:value-type="float" office:value="13.5070450097847" calcext:value-type="float">
            <text:p>13.5070450097847</text:p>
          </table:table-cell>
          <table:table-cell table:formula="of:=([.J5]/[.E5])" office:value-type="float" office:value="25.2824175824176" calcext:value-type="float">
            <text:p>25.2824175824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642239" calcext:value-type="float">
            <text:p>642239</text:p>
          </table:table-cell>
          <table:table-cell office:value-type="float" office:value="12715" calcext:value-type="float">
            <text:p>12715</text:p>
          </table:table-cell>
          <table:table-cell office:value-type="float" office:value="5012" calcext:value-type="float">
            <text:p>5012</text:p>
          </table:table-cell>
          <table:table-cell office:value-type="float" office:value="40034" calcext:value-type="float">
            <text:p>40034</text:p>
          </table:table-cell>
          <table:table-cell table:formula="of:=([.F6] + [.I6])/(SUM([.F6:.I6]))" office:value-type="float" office:value="0.974675714285714" calcext:value-type="float">
            <text:p>0.974675714285714</text:p>
          </table:table-cell>
          <table:table-cell table:formula="of:=([.J6]/[.D6])" office:value-type="float" office:value="0.25922226443769" calcext:value-type="float">
            <text:p>0.25922226443769</text:p>
          </table:table-cell>
          <table:table-cell table:formula="of:=([.J6]/[.E6])" office:value-type="float" office:value="3.24891904761905" calcext:value-type="float">
            <text:p>3.248919047619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2" calcext:value-type="float">
            <text:p>462</text:p>
          </table:table-cell>
          <table:table-cell office:value-type="float" office:value="6887" calcext:value-type="float">
            <text:p>6887</text:p>
          </table:table-cell>
          <table:table-cell office:value-type="float" office:value="52287" calcext:value-type="float">
            <text:p>52287</text:p>
          </table:table-cell>
          <table:table-cell table:formula="of:=([.F7] + [.I7])/(SUM([.F7:.I7]))" office:value-type="float" office:value="0.989501428571428" calcext:value-type="float">
            <text:p>0.989501428571428</text:p>
          </table:table-cell>
          <table:table-cell table:formula="of:=([.J7]/[.D7])" office:value-type="float" office:value="17.3596741854637" calcext:value-type="float">
            <text:p>17.3596741854637</text:p>
          </table:table-cell>
          <table:table-cell table:formula="of:=([.J7]/[.E7])" office:value-type="float" office:value="76.1154945054945" calcext:value-type="float">
            <text:p>76.1154945054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463" calcext:value-type="float">
            <text:p>3.463</text:p>
          </table:table-cell>
          <table:table-cell office:value-type="float" office:value="0.295" calcext:value-type="float">
            <text:p>0.295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8] + [.I8])/(SUM([.F8:.I8]))" office:value-type="float" office:value="0.98733" calcext:value-type="float">
            <text:p>0.98733</text:p>
          </table:table-cell>
          <table:table-cell table:formula="of:=([.J8]/[.D8])" office:value-type="float" office:value="0.285108287611897" calcext:value-type="float">
            <text:p>0.285108287611897</text:p>
          </table:table-cell>
          <table:table-cell table:formula="of:=([.J8]/[.E8])" office:value-type="float" office:value="3.3468813559322" calcext:value-type="float">
            <text:p>3.34688135593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9] + [.I9])/(SUM([.F9:.I9]))" office:value-type="float" office:value="0.98733" calcext:value-type="float">
            <text:p>0.98733</text:p>
          </table:table-cell>
          <table:table-cell table:formula="of:=([.J9]/[.D9])" office:value-type="float" office:value="13.1644" calcext:value-type="float">
            <text:p>13.1644</text:p>
          </table:table-cell>
          <table:table-cell table:formula="of:=([.J9]/[.E9])" office:value-type="float" office:value="42.9273913043478" calcext:value-type="float">
            <text:p>42.9273913043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666" calcext:value-type="float">
            <text:p>4.666</text:p>
          </table:table-cell>
          <table:table-cell office:value-type="float" office:value="0.472" calcext:value-type="float">
            <text:p>0.472</text:p>
          </table:table-cell>
          <table:table-cell office:value-type="float" office:value="639520" calcext:value-type="float">
            <text:p>639520</text:p>
          </table:table-cell>
          <table:table-cell office:value-type="float" office:value="278" calcext:value-type="float">
            <text:p>278</text:p>
          </table:table-cell>
          <table:table-cell office:value-type="float" office:value="7731" calcext:value-type="float">
            <text:p>7731</text:p>
          </table:table-cell>
          <table:table-cell office:value-type="float" office:value="52471" calcext:value-type="float">
            <text:p>52471</text:p>
          </table:table-cell>
          <table:table-cell table:formula="of:=([.F10] + [.I10])/(SUM([.F10:.I10]))" office:value-type="float" office:value="0.988558571428571" calcext:value-type="float">
            <text:p>0.988558571428571</text:p>
          </table:table-cell>
          <table:table-cell table:formula="of:=([.J10]/[.D10])" office:value-type="float" office:value="0.211864245912681" calcext:value-type="float">
            <text:p>0.211864245912681</text:p>
          </table:table-cell>
          <table:table-cell table:formula="of:=([.J10]/[.E10])" office:value-type="float" office:value="2.09440375302663" calcext:value-type="float">
            <text:p>2.09440375302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.192" calcext:value-type="float">
            <text:p>0.192</text:p>
          </table:table-cell>
          <table:table-cell office:value-type="float" office:value="639537" calcext:value-type="float">
            <text:p>639537</text:p>
          </table:table-cell>
          <table:table-cell office:value-type="float" office:value="284" calcext:value-type="float">
            <text:p>284</text:p>
          </table:table-cell>
          <table:table-cell office:value-type="float" office:value="7714" calcext:value-type="float">
            <text:p>7714</text:p>
          </table:table-cell>
          <table:table-cell office:value-type="float" office:value="52465" calcext:value-type="float">
            <text:p>52465</text:p>
          </table:table-cell>
          <table:table-cell table:formula="of:=([.F11] + [.I11])/(SUM([.F11:.I11]))" office:value-type="float" office:value="0.988574285714286" calcext:value-type="float">
            <text:p>0.988574285714286</text:p>
          </table:table-cell>
          <table:table-cell table:formula="of:=([.J11]/[.D11])" office:value-type="float" office:value="1.09598036110231" calcext:value-type="float">
            <text:p>1.09598036110231</text:p>
          </table:table-cell>
          <table:table-cell table:formula="of:=([.J11]/[.E11])" office:value-type="float" office:value="5.14882440476191" calcext:value-type="float">
            <text:p>5.14882440476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645241" calcext:value-type="float">
            <text:p>645241</text:p>
          </table:table-cell>
          <table:table-cell office:value-type="float" office:value="48667" calcext:value-type="float">
            <text:p>48667</text:p>
          </table:table-cell>
          <table:table-cell office:value-type="float" office:value="2010" calcext:value-type="float">
            <text:p>2010</text:p>
          </table:table-cell>
          <table:table-cell office:value-type="float" office:value="4082" calcext:value-type="float">
            <text:p>4082</text:p>
          </table:table-cell>
          <table:table-cell table:formula="of:=([.F12] + [.I12])/(SUM([.F12:.I12]))" office:value-type="float" office:value="0.927604285714286" calcext:value-type="float">
            <text:p>0.927604285714286</text:p>
          </table:table-cell>
          <table:table-cell table:formula="of:=([.J12]/[.D12])" office:value-type="float" office:value="0.794862284245318" calcext:value-type="float">
            <text:p>0.794862284245318</text:p>
          </table:table-cell>
          <table:table-cell table:formula="of:=([.J12]/[.E12])" office:value-type="float" office:value="1.89694127957932" calcext:value-type="float">
            <text:p>1.89694127957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55" calcext:value-type="float">
            <text:p>0.55</text:p>
          </table:table-cell>
          <table:table-cell office:value-type="float" office:value="0.198" calcext:value-type="float">
            <text:p>0.198</text:p>
          </table:table-cell>
          <table:table-cell office:value-type="float" office:value="639942" calcext:value-type="float">
            <text:p>639942</text:p>
          </table:table-cell>
          <table:table-cell office:value-type="float" office:value="4829" calcext:value-type="float">
            <text:p>4829</text:p>
          </table:table-cell>
          <table:table-cell office:value-type="float" office:value="7309" calcext:value-type="float">
            <text:p>7309</text:p>
          </table:table-cell>
          <table:table-cell office:value-type="float" office:value="47920" calcext:value-type="float">
            <text:p>47920</text:p>
          </table:table-cell>
          <table:table-cell table:formula="of:=([.F13] + [.I13])/(SUM([.F13:.I13]))" office:value-type="float" office:value="0.98266" calcext:value-type="float">
            <text:p>0.98266</text:p>
          </table:table-cell>
          <table:table-cell table:formula="of:=([.J13]/[.D13])" office:value-type="float" office:value="1.78665454545455" calcext:value-type="float">
            <text:p>1.78665454545455</text:p>
          </table:table-cell>
          <table:table-cell table:formula="of:=([.J13]/[.E13])" office:value-type="float" office:value="4.96292929292929" calcext:value-type="float">
            <text:p>4.962929292929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.estimator.DNNClassifier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.434" calcext:value-type="float">
            <text:p>12.434</text:p>
          </table:table-cell>
          <table:table-cell office:value-type="float" office:value="17.718" calcext:value-type="float">
            <text:p>17.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table:formula="of:=([.J14]/[.D14])" office:value-type="float" office:value="0.0743927939520669" calcext:value-type="float">
            <text:p>0.074392793952067</text:p>
          </table:table-cell>
          <table:table-cell table:formula="of:=([.J14]/[.E14])" office:value-type="float" office:value="0.0522067953493622" calcext:value-type="float">
            <text:p>0.052206795349362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4:46:41.237062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7:33.877953020</meta:creation-date>
    <dc:date>2018-04-30T03:20:20.931885274</dc:date>
    <meta:editing-duration>PT1H47M11S</meta:editing-duration>
    <meta:editing-cycles>17</meta:editing-cycles>
    <meta:generator>LibreOffice/6.0.3.2$Linux_X86_64 LibreOffice_project/00m0$Build-2</meta:generator>
    <meta:document-statistic meta:table-count="1" meta:cell-count="168" meta:object-count="0"/>
  </office:meta>
</office:document-meta>
</file>